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6_31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7, FF 6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J. Mendes de Solla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October 30, 1894</text:p>
      <text:p text:style-name="P4">Month<text:tab/><text:tab/><text:tab/><text:tab/><text:tab/><text:tab/>October</text:p>
      <text:p text:style-name="P4">Year<text:tab/><text:tab/><text:tab/><text:tab/><text:tab/><text:tab/>1894</text:p>
      <text:p text:style-name="P4">Hebrew Date<text:tab/><text:tab/><text:tab/><text:tab/><text:tab/></text:p>
      <text:p text:style-name="P4">Undated</text:p>
      <text:p text:style-name="P4">City<text:tab/><text:tab/><text:tab/><text:tab/><text:tab/><text:tab/></text:p>
      <text:p text:style-name="P4">State<text:tab/><text:tab/><text:tab/><text:tab/><text:tab/><text:tab/></text:p>
      <text:p text:style-name="P4">Country<text:tab/><text:tab/><text:tab/><text:tab/><text:tab/>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4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2245 Meltin Str/</text:p>
      <text:p text:style-name="P2"><text:tab/>D[?] Oct. 30, '94/</text:p>
      <text:p text:style-name="P2">Rev. S. Morais/</text:p>
      <text:p text:style-name="P2"><text:tab/>My dear &amp; esteemed friend/ </text:p>
      <text:p text:style-name="P2"><text:tab/>Sometime ago I informed/ you of my difficulties &amp; troubles,/ and you were kind enough to come/ to my assistance to the extend[sic!] of/ your abilities, I am confident./</text:p>
      <text:p text:style-name="P2"><text:tab/>I take pleasure in telling you/ now that my circumstances have/ somewhat improved since I have/ returned to this city. <text:s/>My/ old friends have treat me not/ only with kindness &amp; respect/ but afford me some substantive/ assistance so that I can now be/ a little more at ease. <text:s/>I am/ called occasionally to officiate/ at a wedding or funeral and/ during the late [Hebrew] I was/ called to Pueblo, a town 120/ miles from here which yielded/</text:p>
      <text:p text:style-name="P2"/>
      <text:p text:style-name="P2">[Page 2]</text:p>
      <text:p text:style-name="P2"><text:soft-page-break/>me $75. <text:s/>I am confident/ of your kind sentiments towards/ me and feel sure you will be/ pelased to learn of this little/ favorable turn in my lot./</text:p>
      <text:p text:style-name="P2"><text:tab/>Interesting news I have not;/ of course, to impart to you,/ but a remembrance of our former/ association may not be unwelcome/ to you./</text:p>
      <text:p text:style-name="P2"><text:tab/>A few days ago I had occasion/ to visit a theological college/ connected with the university/ here, where Rev. W. F. Steele D. D./ teaches Hebrew to a class of/ students (among them a Japanese)/ In our interview he asked me/ when the [Hebrew] should be used with/ the [Hebrew] and when without./</text:p>
      <text:p text:style-name="P2"><text:tab/>I remembered that I had/ learned from you some rules/ which I had noted down at/ the time on a slip of paper/ and on coming home I found/</text:p>
      <text:p text:style-name="P2"/>
      <text:p text:style-name="P2">[Page 3]</text:p>
      <text:p text:style-name="P2">the enclosed note from/ you on the back of which/ I did some scribbling as you/ may see. <text:s/>Is it not a curiosity,/ to find a note, of no particular/ importance after 41 years?/ <text:s/>And now to refer to it again./</text:p>
      <text:p text:style-name="P2"><text:tab/>To the first rule I have nothing/ to object, only that the exceptions/ are many. <text:s/>To the second I/ would observe thus the omission/ is perhaps as frequently <text:span text:style-name="T2">after</text:span> before/ [Hebrew] and even [Hebrew] so that we/ might make it [Hebrew]. <text:s/>The/ third rule appears to me to be/ without exception, but for the/ fourth I find to have no foun-/dation for we have [Hebrew]/ che. [Hebrew]/ while on the other hand we find/ che. [Hebrew]/ but where are the illustrations of/ your fourth rule? please/</text:p>
      <text:p text:style-name="P2"/>
      <text:p text:style-name="P2">[Page 4]</text:p>
      <text:p text:style-name="P2"><text:tab/>Now my worthy colleague/ I wish to know something about/ your good self. <text:s/>How is your/ health? <text:s/>How do you carry/ your age? <text:s/>I trust you are/ doing well. <text:s/>Let me know/ I think your age is about/ the same as mine: if I live/ till feb.[sic!] next I shall be/ 77. <text:s/>May you continue to/ enjoy life and be the orna-/ment of your congregation/ is the wish of your sincere/ friend and admirer/ J. Mendes de Solla/</text:p>
      <text:p text:style-name="P2">Is Isaac Peicheiro still alive?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2T11:36:01.42</meta:creation-date>
    <meta:document-statistic meta:table-count="0" meta:image-count="0" meta:object-count="0" meta:page-count="3" meta:paragraph-count="78" meta:word-count="637" meta:character-count="3821"/>
    <dc:date>2011-12-22T11:53:59.67</dc:date>
    <dc:creator>Penn Libraries</dc:creator>
    <meta:editing-duration>PT00H00M47S</meta:editing-duration>
    <meta:editing-cycles>1</meta:editing-cycles>
    <meta:generator>OpenOffice.org/3.2$Win32 OpenOffice.org_project/320m12$Build-9483</meta:generator>
  </office:meta>
</office:document-meta>
</file>